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5f945" officeooo:paragraph-rsid="0016a557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15f945" officeooo:paragraph-rsid="0015f945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6a557" officeooo:paragraph-rsid="0016a557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a557" officeooo:paragraph-rsid="0016a557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6a55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6a557" officeooo:paragraph-rsid="0016a557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fo:font-size="28pt" fo:font-weight="bold" officeooo:rsid="0015f945" officeooo:paragraph-rsid="0015f945" style:font-size-asian="24.5pt" style:font-weight-asian="bold" style:font-size-complex="28pt" style:font-weight-complex="bold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16a557" style:font-size-asian="12.25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chelor Thes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Rules:</text:p>
      <text:p text:style-name="P4"/>
      <text:list xml:id="list5542237510493150007" text:style-name="L1">
        <text:list-item>
          <text:p text:style-name="P5"><text:span text:style-name="T2">Emergency cars always have the priority; So depending on the attribute type of the class Car, if it is an emergency it will pass</text:span></text:p>
        </text:list-item>
        <text:list-item>
          <text:p text:style-name="P6"><text:span text:style-name="T1">Faster cars are preferd; as they will take more time and consume more energy to stop</text:span></text:p>
        </text:list-item>
        <text:list-item>
          <text:p text:style-name="P6"><text:span text:style-name="T1">implementation of starvation detection algorithm; </text:span></text:p>
        </text:list-item>
        <text:list-item>
          <text:p text:style-name="P6"><text:span text:style-name="T1">two cars cant pass at the same time if the blocked lanes for the join exists for other join; one has to be selected and executed first. </text:span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8:53:46.143000000</meta:creation-date>
    <dc:date>2014-03-17T20:00:13.149000000</dc:date>
    <meta:editing-duration>PT57M20S</meta:editing-duration>
    <meta:editing-cycles>2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7" meta:word-count="80" meta:character-count="429" meta:non-whitespace-character-count="358"/>
  </office:meta>
</office:document-meta>
</file>